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6b1c" officeooo:paragraph-rsid="000a6b1c"/>
    </style:style>
    <style:style style:name="P2" style:family="paragraph" style:parent-style-name="Table_20_Contents">
      <style:text-properties officeooo:rsid="000c4109" officeooo:paragraph-rsid="000c4109"/>
    </style:style>
    <style:style style:name="P3" style:family="paragraph" style:parent-style-name="Table_20_Contents" style:list-style-name="L1">
      <style:text-properties officeooo:rsid="000d518b" officeooo:paragraph-rsid="000d518b"/>
    </style:style>
    <style:style style:name="T1" style:family="text">
      <style:text-properties officeooo:rsid="000c41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877218707728">
          <table:table-cell table:style-name="Table1.A1" office:value-type="string">
            <text:p text:style-name="P1">Regrex in bash</text:p>
            <text:p text:style-name="P1">- <text:span text:style-name="T1">always match one by one character.</text:span></text:p>
            <text:p text:style-name="P2">- pattern [0-9] matches if the enter charcter is any of the digit from 0 to 9.</text:p>
            <text:p text:style-name="P2">- + indicates any number of given pattern more than one</text:p>
            <text:p text:style-name="P2">- * indicate any <text:s/>number of given pattern , might be zero as well</text:p>
            <text:p text:style-name="P2">- . indicate only one match.</text:p>
            <text:p text:style-name="P2"/>
            <text:list xml:id="list1182557054" text:style-name="L1">
              <text:list-item>
                <text:p text:style-name="P3">Check if given string is email </text:p>
              </text:list-item>
              <text:list-item>
                <text:p text:style-name="P3">check if given string is ip.</text:p>
              </text:list-item>
              <text:list-item>
                <text:p text:style-name="P3"/>
              </text:list-item>
            </text:list>
          </table:table-cell>
        </table:table-row>
        <table:table-row table:style-name="TableLine94877218707728">
          <table:table-cell table:style-name="Table1.A2" office:value-type="string">
            <text:p text:style-name="P1">Operator in bash</text:p>
            <text:p text:style-name="P1"/>
          </table:table-cell>
        </table:table-row>
        <table:table-row table:style-name="TableLine94877218707728">
          <table:table-cell table:style-name="Table1.A2" office:value-type="string">
            <text:p text:style-name="P1">Brackets in bash</text:p>
            <text:p text:style-name="P1"/>
          </table:table-cell>
        </table:table-row>
        <table:table-row table:style-name="TableLine94877218707728">
          <table:table-cell table:style-name="Table1.A2" office:value-type="string">
            <text:p text:style-name="P1">Array in bash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9:56:15.714583629</meta:creation-date>
    <meta:generator>LibreOffice/6.4.7.2$Linux_X86_64 LibreOffice_project/40$Build-2</meta:generator>
    <dc:date>2021-11-13T20:11:19.972804523</dc:date>
    <meta:editing-duration>PT15M4S</meta:editing-duration>
    <meta:editing-cycles>3</meta:editing-cycles>
    <meta:document-statistic meta:table-count="1" meta:image-count="0" meta:object-count="0" meta:page-count="1" meta:paragraph-count="12" meta:word-count="82" meta:character-count="384" meta:non-whitespace-character-count="314"/>
  </office:meta>
</office:document-meta>
</file>